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36cm" fo:margin-left="0.09cm" fo:margin-right="0.064cm" table:align="margins"/>
    </style:style>
    <style:style style:name="Table1.A" style:family="table-column">
      <style:table-column-properties style:column-width="2.778cm" style:rel-column-width="1575*"/>
    </style:style>
    <style:style style:name="Table1.B" style:family="table-column">
      <style:table-column-properties style:column-width="1.773cm" style:rel-column-width="1005*"/>
    </style:style>
    <style:style style:name="Table1.C" style:family="table-column">
      <style:table-column-properties style:column-width="2.381cm" style:rel-column-width="1350*"/>
    </style:style>
    <style:style style:name="Table1.D" style:family="table-column">
      <style:table-column-properties style:column-width="2.831cm" style:rel-column-width="1605*"/>
    </style:style>
    <style:style style:name="Table1.E" style:family="table-column">
      <style:table-column-properties style:column-width="2.461cm" style:rel-column-width="1395*"/>
    </style:style>
    <style:style style:name="Table1.F" style:family="table-column">
      <style:table-column-properties style:column-width="5.212cm" style:rel-column-width="29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463cm" fo:margin-left="0.09cm" fo:margin-right="0.037cm" table:align="margins"/>
    </style:style>
    <style:style style:name="Table2.A" style:family="table-column">
      <style:table-column-properties style:column-width="4.313cm" style:rel-column-width="2445*"/>
    </style:style>
    <style:style style:name="Table2.B" style:family="table-column">
      <style:table-column-properties style:column-width="3.254cm" style:rel-column-width="1845*"/>
    </style:style>
    <style:style style:name="Table2.C" style:family="table-column">
      <style:table-column-properties style:column-width="2.381cm" style:rel-column-width="1350*"/>
    </style:style>
    <style:style style:name="Table2.D" style:family="table-column">
      <style:table-column-properties style:column-width="7.514cm" style:rel-column-width="426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463cm" fo:margin-left="0.09cm" fo:margin-right="0.037cm" table:align="margins"/>
    </style:style>
    <style:style style:name="Table3.A" style:family="table-column">
      <style:table-column-properties style:column-width="3.014cm" style:rel-column-width="1709*"/>
    </style:style>
    <style:style style:name="Table3.B" style:family="table-column">
      <style:table-column-properties style:column-width="2.275cm" style:rel-column-width="1290*"/>
    </style:style>
    <style:style style:name="Table3.C" style:family="table-column">
      <style:table-column-properties style:column-width="3.838cm" style:rel-column-width="2176*"/>
    </style:style>
    <style:style style:name="Table3.E" style:family="table-column">
      <style:table-column-properties style:column-width="6.059cm" style:rel-column-width="343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	[#assign x = 1]
      	[#list methods as method]
         <text:sequence-decls>
            <text:sequence-decl text:display-outline-level="0" text:name="Illustration"/>
            <text:sequence-decl text:display-outline-level="0" text:name="Table"/>
            <text:sequence-decl text:display-outline-level="0" text:name="Text"/>
            <text:sequence-decl text:display-outline-level="0" text:name="Drawing"/>
         </text:sequence-decls>
         <text:p text:style-name="Standard"/>
         <text:p text:style-name="Standard">
            <text:span text:style-name="T1">${x}. ${method.name}</text:span>
         </text:p>
          [#assign x = x+1]
         <text:p text:style-name="Standard">
            <text:span text:style-name="T1">
               <text:tab/>
            </text:span>
            Description : ${method.description}
         </text:p>
         <text:p text:style-name="Standard">
            <text:tab/>
            Uri : ${method.uri}
         </text:p>
         <text:p text:style-name="Standard">
            <text:tab/>
            Request Method : ${method.method}
         </text:p>
         <text:p text:style-name="Standard"/>
         [#if method.params?has_content]
         <text:p text:style-name="Standard">
            <text:tab/>
            <text:span text:style-name="T1">Parameters:</text:span>
         </text:p>
         <text:p text:style-name="Standard">
            <text:tab/>
         </text:p>
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row>
               <table:table-cell table:style-name="Table1.A1" office:value-type="string">
                  <text:p text:style-name="P2">Field Name</text:p>
               </table:table-cell>
               <table:table-cell table:style-name="Table1.A1" office:value-type="string">
                  <text:p text:style-name="P2">Type</text:p>
               </table:table-cell>
               <table:table-cell table:style-name="Table1.A1" office:value-type="string">
                  <text:p text:style-name="P2">Length</text:p>
               </table:table-cell>
               <table:table-cell table:style-name="Table1.A1" office:value-type="string">
                  <text:p text:style-name="P2">Regex</text:p>
               </table:table-cell>
               <table:table-cell table:style-name="Table1.A1" office:value-type="string">
                  <text:p text:style-name="P2">Mandatory</text:p>
               </table:table-cell>
               <table:table-cell table:style-name="Table1.F1" office:value-type="string">
                  <text:p text:style-name="P2">Description</text:p>
               </table:table-cell>
            </table:table-row>
            [#list method.params.post as post]
            <table:table-row>
               <table:table-cell table:style-name="Table1.A2" office:value-type="string">
                  <text:p text:style-name="Table_20_Contents">${post.name}</text:p>
               </table:table-cell>
               <table:table-cell table:style-name="Table1.A2" office:value-type="string">
                  <text:p text:style-name="Table_20_Contents">${post.type}</text:p>
               </table:table-cell>
               <table:table-cell table:style-name="Table1.A2" office:value-type="string">
                  <text:p text:style-name="Table_20_Contents">(${(post.minlength)!""} , ${(post.maxlength)!""})</text:p>
               </table:table-cell>
               <table:table-cell table:style-name="Table1.A2" office:value-type="string">
                  <text:p text:style-name="Table_20_Contents">${(post.regex)!""}</text:p>
               </table:table-cell>
               <table:table-cell table:style-name="Table1.A2" office:value-type="string">
                  <text:p text:style-name="Table_20_Contents">${post.mandatory}</text:p>
               </table:table-cell>
               <table:table-cell table:style-name="Table1.F2" office:value-type="string">
                  <text:p text:style-name="Table_20_Contents">${post.description}</text:p>
               </table:table-cell>
            </table:table-row>
            [/#list]
         </table:table>
         [/#if]
         <text:p text:style-name="Standard">
            <text:tab/>
         </text:p>
         [#if method.errorResponse??]
         <text:p text:style-name="Standard">
            <text:tab/>
            <text:span text:style-name="T1">Error Response:</text:span>
         </text:p>
         <text:p text:style-name="Standard">
            <text:tab/>
         </text:p>
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row>
               <table:table-cell table:style-name="Table2.A1" office:value-type="string">
                  <text:p text:style-name="P2">Field</text:p>
               </table:table-cell>
               <table:table-cell table:style-name="Table2.A1" office:value-type="string">
                  <text:p text:style-name="P2">Type</text:p>
               </table:table-cell>
               <table:table-cell table:style-name="Table2.A1" office:value-type="string">
                  <text:p text:style-name="P2">Mandatory</text:p>
               </table:table-cell>
               <table:table-cell table:style-name="Table2.D1" office:value-type="string">
                  <text:p text:style-name="P2">Description</text:p>
               </table:table-cell>
            </table:table-row>
            [#list method.errorResponse.responsedata as data]
            <table:table-row>
               <table:table-cell table:style-name="Table2.A2" office:value-type="string">
                  <text:p text:style-name="Table_20_Contents">${data.field}</text:p>
               </table:table-cell>
               <table:table-cell table:style-name="Table2.A2" office:value-type="string">
                  <text:p text:style-name="Table_20_Contents">${data.type}</text:p>
               </table:table-cell>
               <table:table-cell table:style-name="Table2.A2" office:value-type="string">
                  <text:p text:style-name="Table_20_Contents">${data.mandatory}</text:p>
               </table:table-cell>
               <table:table-cell table:style-name="Table2.D2" office:value-type="string">
                  <text:p text:style-name="Table_20_Contents">${data.description}</text:p>
               </table:table-cell>
            </table:table-row>
            [/#list]
         </table:table>
         <text:p text:style-name="Standard">
            <text:tab/>
         </text:p>
         <text:p text:style-name="Standard">
            <text:tab/>
            <text:span text:style-name="T1">Error Codes:</text:span>
         </text:p>
         [#list method.errorResponse.errors as error]
         <text:p text:style-name="Standard"/>
         <text:p text:style-name="Standard">
            <text:tab/>
            ${error.code}
            <text:tab/>
            - ${error.description}
         </text:p>
         [/#list]
         [/#if]

         [#if method.successResponse??]
         <text:p text:style-name="Standard"/>
         <text:p text:style-name="P1">
            <text:tab/>
            Success Response:
         </text:p>
         <text:p text:style-name="Standard"/>
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B"/>
            <table:table-column table:style-name="Table3.E"/>
            <table:table-row>
               <table:table-cell table:style-name="Table3.A1" office:value-type="string">
                  <text:p text:style-name="P2">Field Name</text:p>
               </table:table-cell>
               <table:table-cell table:style-name="Table3.A1" office:value-type="string">
                  <text:p text:style-name="P2">Type</text:p>
               </table:table-cell>
               <table:table-cell table:style-name="Table3.A1" office:value-type="string">
                  <text:p text:style-name="P2">Values</text:p>
               </table:table-cell>
               <table:table-cell table:style-name="Table3.A1" office:value-type="string">
                  <text:p text:style-name="P2">Mandatory</text:p>
               </table:table-cell>
               <table:table-cell table:style-name="Table3.E1" office:value-type="string">
                  <text:p text:style-name="P2">Description</text:p>
               </table:table-cell>
            </table:table-row>
            [#if method.successResponse.responseData??]
            [#list method.successResponse.responseData as responseData]
            [#if responseData.result??]
            [#list responseData.result as data]
            <table:table-row>
               <table:table-cell table:style-name="Table3.A2" office:value-type="string">
                  <text:p text:style-name="Table_20_Contents">${(data.field)!""}</text:p>
               </table:table-cell>
               <table:table-cell table:style-name="Table3.A2" office:value-type="string">
                  <text:p text:style-name="Table_20_Contents">${(data.type)!""}</text:p>
               </table:table-cell>
               <table:table-cell table:style-name="Table3.A2" office:value-type="string">
                  <text:p text:style-name="Table_20_Contents">${(data.values)!""}</text:p>
               </table:table-cell>
               <table:table-cell table:style-name="Table3.A2" office:value-type="string">
                  <text:p text:style-name="Table_20_Contents">${(data.mandatory)!""}</text:p>
               </table:table-cell>
               <table:table-cell table:style-name="Table3.E2" office:value-type="string">
                  <text:p text:style-name="Table_20_Contents">${(data.description)!""}</text:p>
               </table:table-cell>
            </table:table-row>
        	[/#list]
           [/#if]
           [/#list]
           [/#if]
         </table:table>
         [/#if]

         <text:p text:style-name="P1">
            <text:tab/>
         </text:p>
         <text:p text:style-name="Standard">
            <text:tab/>
            <text:span text:style-name="T1">Sample Success Call:</text:span>
         </text:p>
         <text:p text:style-name="P1"/>
         <text:p text:style-name="P1">
            <text:tab/>
            <text:span text:style-name="T2">Request : ${method.example.success[0].request}</text:span>
         </text:p>
         <text:p text:style-name="P1">
            <text:tab/>
            <text:span text:style-name="T2">Response : ${method.example.success[0].response}</text:span>
         </text:p>
         <text:p text:style-name="P5"/>
         <text:p text:style-name="P1">
            <text:tab/>
            Sample Error Call:
         </text:p>
         <text:p text:style-name="P1"/>
         <text:p text:style-name="P1">
            <text:tab/>
            <text:span text:style-name="T2">Request : ${method.example.error[0].request}</text:span>
         </text:p>
         <text:p text:style-name="P1">
            <text:tab/>
            <text:span text:style-name="T2">Response : ${method.example.error[0].response}</text:span>
         </text:p>
         <text:p text:style-name="P5"/>
         [/#list]
  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 Moris</meta:initial-creator>
    <meta:creation-date>2015-03-16T14:26:54.43</meta:creation-date>
    <meta:generator>OpenOffice/4.1.1$Win32 OpenOffice.org_project/411m6$Build-9775</meta:generator>
    <dc:date>2015-03-17T15:54:49.65</dc:date>
    <dc:creator>Ariel Moris</dc:creator>
    <meta:editing-duration>PT58M47S</meta:editing-duration>
    <meta:editing-cycles>5</meta:editing-cycles>
    <meta:document-statistic meta:table-count="3" meta:image-count="0" meta:object-count="0" meta:page-count="1" meta:paragraph-count="50" meta:word-count="72" meta:character-count="830"/>
  </office:meta>
</office:document-meta>
</file>